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791ef" officeooo:paragraph-rsid="000791ef"/>
    </style:style>
    <style:style style:name="P2" style:family="paragraph" style:parent-style-name="Standard">
      <style:text-properties officeooo:paragraph-rsid="000791ef"/>
    </style:style>
    <style:style style:name="T1" style:family="text">
      <style:text-properties officeooo:rsid="000791e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<text:span text:style-name="T3">一尺之捶，</text:span><text:span text:style-name="Emphasis"><text:span text:style-name="T3">日取其半</text:span></text:span><text:span text:style-name="T3">，万世不竭。一根一尺长的木棍，每天截取一半，这么干一万代也干不完。</text:span></text:p>
      <text:p text:style-name="P1"><text:span text:style-name="T3">2. 在集合论中，无穷实在是太复杂了，可数和不可数仅仅是最最基本的一瞥。读过一小部分集合论入门，序数还比较容易理解，基数算数实在太复杂，那些技巧实在很难用直观去理解，或者说用直观去理解基本都是错误的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9T21:37:33.255000000</meta:creation-date>
    <dc:date>2022-12-19T21:42:11.219000000</dc:date>
    <meta:editing-duration>PT4M39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141" meta:character-count="145" meta:non-whitespace-character-count="143"/>
  </office:meta>
</office:document-meta>
</file>